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3513"/>
          <table:table-cell office:value-type="float" office:value="0.704"/>
          <table:table-cell office:value-type="float" office:value="0.02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6.0"/>
          <table:table-cell office:value-type="float" office:value="35195.0"/>
          <table:table-cell office:value-type="float" office:value="102608.0"/>
          <table:table-cell office:value-type="float" office:value="153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296.0"/>
          <table:table-cell office:value-type="float" office:value="192617.0"/>
          <table:table-cell office:value-type="float" office:value="136024.0"/>
          <table:table-cell office:value-type="float" office:value="127286.0"/>
          <table:table-cell office:value-type="float" office:value="195388.0"/>
          <table:table-cell office:value-type="float" office:value="70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90143"/>
          <table:table-cell office:value-type="float" office:value="0.75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10.0"/>
          <table:table-cell office:value-type="float" office:value="35233.0"/>
          <table:table-cell office:value-type="float" office:value="102750.0"/>
          <table:table-cell office:value-type="float" office:value="155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98.0"/>
          <table:table-cell office:value-type="float" office:value="192599.0"/>
          <table:table-cell office:value-type="float" office:value="136006.0"/>
          <table:table-cell office:value-type="float" office:value="127282.0"/>
          <table:table-cell office:value-type="float" office:value="195388.0"/>
          <table:table-cell office:value-type="float" office:value="702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918833"/>
          <table:table-cell office:value-type="float" office:value="0.67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78.0"/>
          <table:table-cell office:value-type="float" office:value="35263.0"/>
          <table:table-cell office:value-type="float" office:value="102862.0"/>
          <table:table-cell office:value-type="float" office:value="155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300.0"/>
          <table:table-cell office:value-type="float" office:value="192585.0"/>
          <table:table-cell office:value-type="float" office:value="135992.0"/>
          <table:table-cell office:value-type="float" office:value="127278.0"/>
          <table:table-cell office:value-type="float" office:value="195388.0"/>
          <table:table-cell office:value-type="float" office:value="702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